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3" style:family="table-row">
      <style:table-row-properties style:row-height="7.5cm"/>
    </style:style>
    <style:style style:name="Tabella1.4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c5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 style:text-scale="70%"/>
    </style:style>
    <style:style style:name="P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d33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04a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paragraph-rsid="00304a42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3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T1" style:family="text">
      <style:text-properties officeooo:rsid="002616b2"/>
    </style:style>
    <style:style style:name="T2" style:family="text">
      <style:text-properties officeooo:rsid="00298c6b"/>
    </style:style>
    <style:style style:name="T3" style:family="text">
      <style:text-properties officeooo:rsid="002a7a8f"/>
    </style:style>
    <style:style style:name="T4" style:family="text">
      <style:text-properties officeooo:rsid="002d330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d330b" style:font-size-asian="14pt" style:font-size-complex="14pt"/>
    </style:style>
    <style:style style:name="T7" style:family="text">
      <style:text-properties fo:font-size="14pt" fo:background-color="transparent" loext:char-shading-value="0" style:font-size-asian="14pt" style:font-size-complex="14pt" style:text-scale="75%" style:shadow="none"/>
    </style:style>
    <style:style style:name="T8" style:family="text">
      <style:text-properties fo:font-size="14pt" fo:background-color="transparent" loext:char-shading-value="0" style:font-size-asian="14pt" style:font-size-complex="14pt" style:text-scale="70%" style:shadow="none"/>
    </style:style>
    <style:style style:name="T9" style:family="text">
      <style:text-properties officeooo:rsid="00304a42"/>
    </style:style>
    <style:style style:name="T10" style:family="text">
      <style:text-properties fo:font-weight="normal" officeooo:rsid="002d330b" style:font-weight-asian="normal" style:font-weight-complex="normal"/>
    </style:style>
    <style:style style:name="T11" style:family="text">
      <style:text-properties fo:font-weight="normal" officeooo:rsid="00304a4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q, line in get_objects(o)"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2"><text:placeholder text:placeholder-type="text">&lt;for each="i in range(0, q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5"><text:placeholder text:placeholder-type="text">&lt;setLang(o.partner_id.lang or 'it_IT')&gt;</text:placeholder><text:line-break/><text:span text:style-name="T10">Codice:</text:span><text:span text:style-name="T4"> </text:span><text:span text:style-name="T8"><text:placeholder text:placeholder-type="text">&lt;line.product_id.default_code&gt;</text:placeholder></text:span></text:p>
            <text:p text:style-name="P10"><text:span text:style-name="T4">Descrizione:</text:span></text:p>
            <text:p text:style-name="P9"><text:span text:style-name="T5"><text:placeholder text:placeholder-type="text">&lt;line.product_id.name.split("] ")[-1]&gt;</text:placeholder></text:span></text:p>
            <text:p text:style-name="P9"><text:span text:style-name="T5"/></text:p>
            <text:p text:style-name="P11"><text:span text:style-name="T4">Colore:</text:span></text:p>
            <text:p text:style-name="P12"><text:span text:style-name="T4"><text:placeholder text:placeholder-type="text">&lt;line.product_id.colour&gt;</text:placeholder></text:span></text:p>
            <text:p text:style-name="P6"><text:span text:style-name="T10">Scat.:</text:span><text:span text:style-name="T4"> <text:s/></text:span><text:placeholder text:placeholder-type="text">&lt;(line.product_id.forced_colls or 1) if line.product_id.force_coll else (int(line.product_id.colls) or 1)&gt;</text:placeholder> <text:s text:c="20"/><text:span text:style-name="T11">Pz.:</text:span><text:span text:style-name="T9"> <text:s/></text:span><text:span text:style-name="T9"><text:placeholder text:placeholder-type="text">&lt;int(line.product_id.q_x_pack) if line.product_id.q_x_pack &gt;= 1 else 1&gt;</text:placeholder></text:span></text:p>
          </table:table-cell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7"><draw:frame draw:style-name="fr1" draw:name="image: barcode(line.product_id.ean13,'ean13')" text:anchor-type="as-char" style:rel-width="scale" svg:height="1.921cm" style:rel-height="96%" draw:z-index="0"><draw:text-box fo:min-width="1.921cm"><text:p text:style-name="P13"/></draw:text-box></draw:frame></text:p>
          </table:table-cell>
          <table:table-cell table:style-name="Tabella1.A1" office:value-type="string">
            <text:p text:style-name="P8"><text:span text:style-name="T3"><text:placeholder text:placeholder-type="text">&lt;formatLang(line.order_id.label_date, date=True) if line.order_id.label_date  else ''&gt;</text:placeholder></text:span></text:p>
          </table:table-cell>
        </table:table-row>
        <table:table-row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09:51:38.116595965</dc:date>
    <meta:editing-duration>P5DT4H21M8S</meta:editing-duration>
    <meta:editing-cycles>38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2" meta:word-count="42" meta:character-count="509" meta:non-whitespace-character-count="456"/>
    <meta:user-defined meta:name="Info 1"/>
    <meta:user-defined meta:name="Info 2"/>
    <meta:user-defined meta:name="Info 3"/>
    <meta:user-defined meta:name="Info 4"/>
  </office:meta>
</office:document-meta>
</file>